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Arial" fo:font-size="12pt" fo:font-weight="normal" officeooo:rsid="000489e4" officeooo:paragraph-rsid="000489e4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12pt" fo:font-weight="normal" officeooo:rsid="000489e4" officeooo:paragraph-rsid="0005d958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Arial" fo:font-size="12pt" fo:font-weight="bold" officeooo:rsid="000489e4" officeooo:paragraph-rsid="000489e4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2pt" fo:font-weight="normal" officeooo:rsid="000489e4" officeooo:paragraph-rsid="0005d958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12pt" fo:font-weight="normal" officeooo:rsid="0006fd88" officeooo:paragraph-rsid="0006fd88" style:font-size-asian="12pt" style:font-weight-asian="normal" style:font-size-complex="12pt" style:font-weight-complex="normal"/>
    </style:style>
    <style:style style:name="T1" style:family="text">
      <style:text-properties officeooo:rsid="000489e4"/>
    </style:style>
    <style:style style:name="T2" style:family="text">
      <style:text-properties fo:font-weight="bold" officeooo:rsid="000489e4" style:font-weight-asian="bold" style:font-weight-complex="bold"/>
    </style:style>
    <style:style style:name="T3" style:family="text">
      <style:text-properties officeooo:rsid="0005d95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75</text:span><text:span text:style-name="T1"> – </text:span>COMANDO DMESG – VISUALIZAR O LOG DO BUFFER DO KERNEL DO LINUX</text:h>
      <text:p text:style-name="P4">*** <text:span text:style-name="T1">COMANDO DMESG </text:span>***</text:p>
      <text:p text:style-name="P5">Comanod dmesg – Permite </text:p>
      <text:p text:style-name="P2">Display Message</text:p>
      <text:p text:style-name="P2"/>
      <text:p text:style-name="P2">Ao iniciar o sistema, o kernel do Linux fornece mensagens sobre o progresso.</text:p>
      <text:p text:style-name="P3">As mensagens são armazenadas em um buffer.</text:p>
      <text:p text:style-name="P3"/>
      <text:p text:style-name="P3"><text:a xlink:type="simple" xlink:href="mailto:soul@soul" text:style-name="Internet_20_link" text:visited-style-name="Visited_20_Internet_20_Link">soul@soul</text:a>:~$ <text:span text:style-name="T3">dmesg</text:span></text:p>
      <text:p text:style-name="P3"/>
      <text:p text:style-name="P7">O comando dmesg – Permite visualizar as mensagens do kernel do Linux Display Message</text:p>
      <text:p text:style-name="P7"/>
      <text:p text:style-name="P7">Ao iniciar o sistema, o kernel do Linux fornece mensagens sobre o progresso.</text:p>
      <text:p text:style-name="P7">As mensagens são armazenadas em um buffer</text:p>
      <text:p text:style-name="P7"/>
      <text:p text:style-name="P7"><text:a xlink:type="simple" xlink:href="mailto:soul@soul" text:style-name="Internet_20_link" text:visited-style-name="Visited_20_Internet_20_Link">s</text:a><text:a xlink:type="simple" xlink:href="mailto:soul@soul" text:style-name="Internet_20_link" text:visited-style-name="Visited_20_Internet_20_Link">oul@soul</text:a>:~$ dmesg | grep -i “usb”</text:p>
      <text:p text:style-name="P7"><text:a xlink:type="simple" xlink:href="mailto:soul@soul" text:style-name="Internet_20_link" text:visited-style-name="Visited_20_Internet_20_Link">s</text:a><text:a xlink:type="simple" xlink:href="mailto:soul@soul" text:style-name="Internet_20_link" text:visited-style-name="Visited_20_Internet_20_Link">oul@soul</text:a>:~$ dmesg | grep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1T13:55:19.949081580</meta:creation-date>
    <dc:date>2020-08-07T12:09:17.252494205</dc:date>
    <meta:editing-duration>PT11M9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12" meta:word-count="86" meta:character-count="522" meta:non-whitespace-character-count="443"/>
  </office:meta>
</office:document-meta>
</file>